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Util.Perl5Util( Pattern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l5Util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postMatchCharArra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erl5Util.substitute( String expressio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5Util.preMatchCharArra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erl5Util.begin( int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plit( String pattern , String input , in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5Util.__compilePatter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l5Util.split( Collection results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__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__parseMatchExpression( String patter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erl5Util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postMatc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erl5Util.match( String patter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group( int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pli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plit( Collection results , String patter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preMatc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erl5Util.Perl5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endOffset( int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substitute( StringBuffer result , String expression , String inpu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Perl5Util.split( Collection results , String pattern , String input , int lim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erl5Uti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l5Util.match( String pattern , char [ ]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l5Util.match( String pattern , PatternMatcherInpu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l5Util.split( String pattern ,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beginOffset( int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Util.end( int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